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D800001321089F1A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33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5.783cm" fo:min-width="7.755cm" loext:decorative="false"/>
    </style:style>
    <style:style style:name="P1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286cm" svg:x="1cm" svg:y="5.209cm">
          <draw:image xlink:href="Pictures/10000000000012D800001321089F1A50.png" xlink:type="simple" xlink:show="embed" xlink:actuate="onLoad" draw:mime-type="image/png">
            <text:p/>
          </draw:image>
        </draw:frame>
        <draw:custom-shape draw:style-name="gr2" draw:text-style-name="P1" draw:layer="layout" svg:width="8.255cm" svg:height="6.033cm" svg:x="3.857cm" svg:y="7.0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9T01:31:45.346173268</dc:date>
    <meta:editing-duration>PT4M59S</meta:editing-duration>
    <meta:editing-cycles>1</meta:editing-cycles>
    <meta:document-statistic meta:object-count="2"/>
    <meta:generator>LibreOffice/24.2.7.2$Linux_X86_64 LibreOffice_project/420$Build-2</meta:generator>
  </office:meta>
</office:document-meta>
</file>